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aec5"/>
    </style:style>
    <style:style style:name="P2" style:family="paragraph" style:parent-style-name="Standard">
      <style:text-properties officeooo:rsid="001daec5" officeooo:paragraph-rsid="001daec5"/>
    </style:style>
    <style:style style:name="P3" style:family="paragraph" style:parent-style-name="Standard">
      <style:text-properties officeooo:paragraph-rsid="002066d3"/>
    </style:style>
    <style:style style:name="P4" style:family="paragraph" style:parent-style-name="Standard">
      <style:text-properties officeooo:paragraph-rsid="002643ca"/>
    </style:style>
    <style:style style:name="T1" style:family="text">
      <style:text-properties officeooo:rsid="001daec5"/>
    </style:style>
    <style:style style:name="T2" style:family="text">
      <style:text-properties officeooo:rsid="00264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ining：</text:p>
      <text:p text:style-name="P4">library_models.py-line 1<text:span text:style-name="T2">67</text:span> :model 保存路徑</text:p>
      <text:p text:style-name="P1">evaluate:</text:p>
      <text:p text:style-name="P1"><text:span text:style-name="T1">1.</text:span>library_models.py-line 1<text:span text:style-name="T1">70</text:span> :model 載入路徑</text:p>
      <text:p text:style-name="P1"><text:span text:style-name="T1">2</text:span>.evaluate_interaction_prediction.py-</text:p>
      <text:p text:style-name="P1">line 39:prediction結果保存路徑</text:p>
      <text:p text:style-name="P2">3.evaluate_state_change_prediction.py-</text:p>
      <text:p text:style-name="P2">line 40:prediction結果保存路徑</text:p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8:46:13.344212972</meta:creation-date>
    <dc:date>2021-12-14T19:51:56.628427090</dc:date>
    <meta:editing-duration>PT47M26S</meta:editing-duration>
    <meta:editing-cycles>4</meta:editing-cycles>
    <meta:generator>LibreOffice/7.2.2.2$Linux_X86_64 LibreOffice_project/20$Build-2</meta:generator>
    <meta:document-statistic meta:table-count="0" meta:image-count="0" meta:object-count="0" meta:page-count="1" meta:paragraph-count="8" meta:word-count="35" meta:character-count="219" meta:non-whitespace-character-count="211"/>
  </office:meta>
</office:document-meta>
</file>